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3">
      <style:text-properties style:font-name="Liberation Sans"/>
    </style:style>
    <style:style style:name="P4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9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10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5">
      <style:paragraph-properties fo:margin-left="2.501cm" fo:margin-right="0cm" fo:text-indent="0cm" style:auto-text-indent="false"/>
    </style:style>
    <style:style style:name="P11" style:family="paragraph" style:parent-style-name="Standard" style:list-style-name="L6">
      <style:paragraph-properties fo:margin-left="2.501cm" fo:margin-right="0cm" fo:text-indent="0cm" style:auto-text-indent="false"/>
    </style:style>
    <style:style style:name="P12" style:family="paragraph" style:parent-style-name="Standard" style:list-style-name="L7">
      <style:paragraph-properties fo:margin-left="2.501cm" fo:margin-right="0cm" fo:text-indent="0cm" style:auto-text-indent="false"/>
    </style:style>
    <style:style style:name="P13" style:family="paragraph" style:parent-style-name="Standard" style:list-style-name="L8">
      <style:paragraph-properties fo:margin-left="2.501cm" fo:margin-right="0cm" fo:text-indent="0cm" style:auto-text-indent="false"/>
    </style:style>
    <style:style style:name="P14" style:family="paragraph" style:parent-style-name="Standard" style:list-style-name="L9">
      <style:paragraph-properties fo:margin-left="2.501cm" fo:margin-right="0cm" fo:text-indent="0cm" style:auto-text-indent="false"/>
    </style:style>
    <style:style style:name="P15" style:family="paragraph" style:parent-style-name="Standard" style:list-style-name="L10">
      <style:paragraph-properties fo:margin-left="2.501cm" fo:margin-right="0cm" fo:text-indent="0cm" style:auto-text-indent="false"/>
    </style:style>
    <style:style style:name="P16" style:family="paragraph" style:parent-style-name="Standard" style:list-style-name="L12">
      <style:paragraph-properties fo:margin-left="2.501cm" fo:margin-right="0cm" fo:text-indent="0cm" style:auto-text-indent="false"/>
    </style:style>
    <style:style style:name="T1" style:family="text">
      <style:text-properties style:font-name="Liberation Sans"/>
    </style:style>
    <style:style style:name="T2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1580210" text:style-name="L1">
        <text:list-item>
          <text:p text:style-name="P2">Fonctionnalités</text:p>
        </text:list-item>
      </text:list>
      <text:list xml:id="list1169290603" text:style-name="L3">
        <text:list-item>
          <text:p text:style-name="P1"><text:span text:style-name="T1">Description : </text:span></text:p>
          <text:list>
            <text:list-item>
              <text:p text:style-name="P1"><text:span text:style-name="T1">Logiciel qui en fonction du type d'application génére un package ou un installeur</text:span></text:p>
            </text:list-item>
          </text:list>
        </text:list-item>
        <text:list-item>
          <text:p text:style-name="P1"><text:span text:style-name="T1">Fonctionnalités :</text:span></text:p>
          <text:list>
            <text:list-item>
              <text:p text:style-name="P1"><text:span text:style-name="T1">ZIP</text:span></text:p>
            </text:list-item>
            <text:list-item>
              <text:p text:style-name="P3">ZIP Auto-Extractible</text:p>
            </text:list-item>
            <text:list-item>
              <text:p text:style-name="P3">EXE</text:p>
            </text:list-item>
            <text:list-item>
              <text:p text:style-name="P1"><text:span text:style-name="T1">UPDATE – PATCH</text:span></text:p>
            </text:list-item>
            <text:list-item>
              <text:p text:style-name="P1"><text:span text:style-name="T1">Références</text:span></text:p>
              <text:list>
                <text:list-item>
                  <text:p text:style-name="P1"><text:a xlink:type="simple" xlink:href="http://www.powerprogrammer.co.uk/software-update-whats-new/software-update-whats-new.html"><text:span text:style-name="T1">http://www.powerprogrammer.co.uk/software-update-whats-new/software-update-whats-new.html</text:span></text:a></text:p>
                </text:list-item>
                <text:list-item>
                  <text:p text:style-name="P1"><text:a xlink:type="simple" xlink:href="http://smyley.developpez.com/programs/ms-net/dreamshield/windows/p-features.php"><text:span text:style-name="T1">http://smyley.developpez.com/programs/ms-net/dreamshield/windows/p-features.php</text:span></text:a></text:p>
                </text:list-item>
              </text:list>
            </text:list-item>
            <text:list-item>
              <text:p text:style-name="P1"><text:span text:style-name="T1">UPDATE – WEB</text:span></text:p>
              <text:list>
                <text:list-item>
                  <text:p text:style-name="P1"><text:span text:style-name="T1">Références</text:span></text:p>
                  <text:list>
                    <text:list-item>
                      <text:p text:style-name="P1"><text:a xlink:type="simple" xlink:href="http://www.blitzmax.com/toolbox/toolbox.php?tool=196"><text:span text:style-name="T1">http://www.blitzmax.com/toolbox/toolbox.php?tool=196</text:span></text:a></text:p>
                    </text:list-item>
                    <text:list-item>
                      <text:p text:style-name="P1"><text:a xlink:type="simple" xlink:href="http://www.purebasic.fr/english/viewtopic.php?t=18514"><text:span text:style-name="T1">http://www.purebasic.fr/english/viewtopic.php?t=18514</text:span></text:a></text:p>
                    </text:list-item>
                    <text:list-item>
                      <text:p text:style-name="P1"><text:a xlink:type="simple" xlink:href="http://www.purebasic.fr/english/viewtopic.php?p=224174#224174"><text:span text:style-name="T1">http://www.purebasic.fr/english/viewtopic.php?p=224174#224174</text:span></text:a></text:p>
                    </text:list-item>
                  </text:list>
                </text:list-item>
              </text:list>
            </text:list-item>
            <text:list-item>
              <text:p text:style-name="P1"><text:span text:style-name="T1">Génération de fichiers PAD</text:span></text:p>
              <text:list>
                <text:list-item>
                  <text:p text:style-name="P1"><text:a xlink:type="simple" xlink:href="http://winmerge.org/WinMergePAD.php"><text:span text:style-name="T1">http://winmerge.org/WinMergePAD.php</text:span></text:a></text:p>
                </text:list-item>
                <text:list-item>
                  <text:p text:style-name="P1"><text:a xlink:type="simple" xlink:href="http://www.asp-shareware.org/pad/"><text:span text:style-name="T1">http://www.asp-shareware.org/pad/</text:span></text:a></text:p>
                </text:list-item>
              </text:list>
            </text:list-item>
          </text:list>
        </text:list-item>
      </text:list>
      <text:list xml:id="list1461183069" text:continue-list="list441580210" text:style-name="L1">
        <text:list-item>
          <text:p text:style-name="P2">Roadmap</text:p>
          <text:list>
            <text:list-item>
              <text:p text:style-name="P2">0.1</text:p>
            </text:list-item>
          </text:list>
        </text:list-item>
      </text:list>
      <text:list xml:id="list160726569" text:style-name="L5">
        <text:list-item>
          <text:p text:style-name="P10"><text:span text:style-name="T2">Interface</text:span></text:p>
        </text:list-item>
        <text:list-item>
          <text:p text:style-name="P4">Génération de zip</text:p>
        </text:list-item>
        <text:list-item>
          <text:p text:style-name="P4">RPack : ZIP gestion</text:p>
        </text:list-item>
        <text:list-item>
          <text:p text:style-name="P4">Choix des fichiers</text:p>
          <text:list>
            <text:list-item>
              <text:p text:style-name="P4">Userlib (<text:a xlink:type="simple" xlink:href="http://freenet-homepage.de/gnozal2/PureLIB1.GIF">http://freenet-homepage.de/gnozal2/PureLIB1.GIF</text:a>)</text:p>
            </text:list-item>
            <text:list-item>
              <text:p text:style-name="P4">Program</text:p>
            </text:list-item>
          </text:list>
        </text:list-item>
        <text:list-item>
          <text:p text:style-name="P4">Ajout d'un dossier</text:p>
        </text:list-item>
      </text:list>
      <text:list xml:id="list1807344859" text:continue-list="list1461183069" text:style-name="L1">
        <text:list-item>
          <text:list>
            <text:list-item>
              <text:p text:style-name="P2">0.2</text:p>
            </text:list-item>
          </text:list>
        </text:list-item>
      </text:list>
      <text:list xml:id="list1925874826" text:style-name="L6">
        <text:list-item>
          <text:p text:style-name="P11"><text:span text:style-name="T2">Suppression d'un fichier</text:span></text:p>
        </text:list-item>
        <text:list-item>
          <text:p text:style-name="P5">Génération de zip auto-extractible </text:p>
          <text:list>
            <text:list-item>
              <text:p text:style-name="P5"><text:a xlink:type="simple" xlink:href="http://freenet-homepage.de/gnozal2/PureLIB3.GIF">http://freenet-homepage.de/gnozal2/PureLIB3.GIF</text:a></text:p>
            </text:list-item>
          </text:list>
        </text:list-item>
        <text:list-item>
          <text:p text:style-name="P5"><text:a xlink:type="simple" xlink:href="http://www.clubic.com/telecharger-fiche10203-setup-generator.html">http://www.clubic.com/telecharger-fiche10203-setup-generator.html</text:a></text:p>
        </text:list-item>
        <text:list-item>
          <text:p text:style-name="P5">Paramètrage des variables (type (ZIP, etc...), titre, image, copyright, soustitre, langue, license (quelques une par défaut : GPL, Mozilla, etc...))</text:p>
        </text:list-item>
        <text:list-item>
          <text:p text:style-name="P5">Chargement d'un projet PureStudio</text:p>
        </text:list-item>
        <text:list-item>
          <text:p text:style-name="P5">Log de l'extraction </text:p>
        </text:list-item>
      </text:list>
      <text:list xml:id="list1039553008" text:continue-list="list1807344859" text:style-name="L1">
        <text:list-item>
          <text:list>
            <text:list-item>
              <text:p text:style-name="P2">0.3</text:p>
            </text:list-item>
          </text:list>
        </text:list-item>
      </text:list>
      <text:list xml:id="list1273151937" text:style-name="L7">
        <text:list-item>
          <text:p text:style-name="P12"><text:span text:style-name="T2">Ajout du File_Id.Diz</text:span></text:p>
        </text:list-item>
        <text:list-item>
          <text:p text:style-name="P6">Ajout du Projet.PAD</text:p>
        </text:list-item>
        <text:list-item>
          <text:p text:style-name="P6">Génération de EXE</text:p>
          <text:list>
            <text:list-item>
              <text:p text:style-name="P6"><text:a xlink:type="simple" xlink:href="http://www.purebasic.fr/french/viewtopic.php?p=79319#79319">http://www.purebasic.fr/french/viewtopic.php?p=79319#79319</text:a></text:p>
            </text:list-item>
          </text:list>
        </text:list-item>
        <text:list-item>
          <text:p text:style-name="P6">Création du désinstalleur</text:p>
        </text:list-item>
        <text:list-item>
          <text:p text:style-name="P6">Création de raccourcis</text:p>
        </text:list-item>
      </text:list>
      <text:list xml:id="list774907293" text:continue-list="list1039553008" text:style-name="L1">
        <text:list-item>
          <text:list>
            <text:list-item>
              <text:p text:style-name="P2">0.4</text:p>
            </text:list-item>
          </text:list>
        </text:list-item>
      </text:list>
      <text:list xml:id="list1519726932" text:style-name="L8">
        <text:list-item>
          <text:p text:style-name="P13"><text:soft-page-break/><text:span text:style-name="T2">CRC32 Check</text:span></text:p>
        </text:list-item>
        <text:list-item>
          <text:p text:style-name="P7">MD5 Check</text:p>
        </text:list-item>
        <text:list-item>
          <text:p text:style-name="P7">Import de fichier PLP (PureLib Installer)</text:p>
        </text:list-item>
        <text:list-item>
          <text:p text:style-name="P7">Export de fichier PLP (PureLib Installer)</text:p>
        </text:list-item>
        <text:list-item>
          <text:p text:style-name="P7">EXE : Modif Base de registre</text:p>
        </text:list-item>
      </text:list>
      <text:list xml:id="list1890387684" text:continue-list="list774907293" text:style-name="L1">
        <text:list-item>
          <text:list>
            <text:list-item>
              <text:p text:style-name="P2">0.5</text:p>
            </text:list-item>
          </text:list>
        </text:list-item>
      </text:list>
      <text:list xml:id="list1736915875" text:style-name="L9">
        <text:list-item>
          <text:p text:style-name="P14"><text:span text:style-name="T2">Génération de plusieurs langues d'un coup : utilisation de variables logiciels %PS_Lang% pour la langue</text:span></text:p>
        </text:list-item>
        <text:list-item>
          <text:p text:style-name="P8">EXE : Reboot</text:p>
        </text:list-item>
        <text:list-item>
          <text:p text:style-name="P8">Génération de UPDATE-Patch</text:p>
        </text:list-item>
        <text:list-item>
          <text:p text:style-name="P8">Génération de UPDATE-Web : </text:p>
          <text:list>
            <text:list-item>
              <text:p text:style-name="P8"><text:a xlink:type="simple" xlink:href="http://www.hexanium.com/updater/">http://www.hexanium.com/updater/</text:a></text:p>
            </text:list-item>
          </text:list>
        </text:list-item>
        <text:list-item>
          <text:p text:style-name="P8">Test Linux &amp; Windows des 5 possibilités avec ts les profils</text:p>
        </text:list-item>
      </text:list>
      <text:list xml:id="list1162280238" text:continue-list="list1890387684" text:style-name="L1">
        <text:list-item>
          <text:list>
            <text:list-item>
              <text:p text:style-name="P2">0.6</text:p>
            </text:list-item>
          </text:list>
        </text:list-item>
      </text:list>
      <text:list xml:id="list1377774636" text:style-name="L10">
        <text:list-item>
          <text:p text:style-name="P15"><text:span text:style-name="T2">Module : Recherche</text:span></text:p>
          <text:list>
            <text:list-item>
              <text:p text:style-name="P9"><text:a xlink:type="simple" xlink:href="http://www.poedit.net/screenshots/snapshot3.png">http://www.poedit.net/screenshots/snapshot3.png</text:a></text:p>
            </text:list-item>
          </text:list>
        </text:list-item>
        <text:list-item>
          <text:p text:style-name="P9">Module : Parsing PB Files pour rechercher strings à traduire</text:p>
        </text:list-item>
        <text:list-item>
          <text:p text:style-name="P9">Supprimer une entrée à traduire</text:p>
        </text:list-item>
        <text:list-item>
          <text:p text:style-name="P9">Module : Traduire automatiquement via le dictionnaire</text:p>
        </text:list-item>
        <text:list-item>
          <text:p text:style-name="P9">Module : Bloquer une langue</text:p>
        </text:list-item>
      </text:list>
      <text:list xml:id="list1384324423" text:continue-list="list1162280238" text:style-name="L1">
        <text:list-item>
          <text:list>
            <text:list-item>
              <text:p text:style-name="P2">0.7</text:p>
            </text:list-item>
          </text:list>
        </text:list-item>
      </text:list>
      <text:list xml:id="list1819781717" text:style-name="L12">
        <text:list-item>
          <text:p text:style-name="P16"><text:span text:style-name="T2">Doc</text:span></text:p>
        </text:list-item>
        <text:list-item>
          <text:p text:style-name="P16"><text:span text:style-name="T2">MultiLangage </text:span></text:p>
        </text:list-item>
      </text:list>
      <text:list xml:id="list708484884" text:continue-list="list1384324423" text:style-name="L1">
        <text:list-item>
          <text:list>
            <text:list-item>
              <text:p text:style-name="P2">0.8</text:p>
            </text:list-item>
            <text:list-item>
              <text:p text:style-name="P2">0.9</text:p>
            </text:list-item>
            <text:list-item>
              <text:p text:style-name="P2">1.0</text:p>
            </text:list-item>
          </text:list>
        </text:list-item>
        <text:list-item>
          <text:p text:style-name="P2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32:38</dc:date>
    <dc:creator>Franck </dc:creator>
    <meta:editing-duration>PT00H11M3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70" meta:word-count="284" meta:character-count="2095"/>
  </office:meta>
</office:document-meta>
</file>